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A00000264FA820006.png" manifest:media-type="image/png"/>
  <manifest:file-entry manifest:full-path="Pictures/10000001000002DA00000284F105A1D7.png" manifest:media-type="image/png"/>
  <manifest:file-entry manifest:full-path="Pictures/10000001000009C100000356AA7091FD.png" manifest:media-type="image/png"/>
  <manifest:file-entry manifest:full-path="Pictures/10000001000002DA00000264EA8A55A1.png" manifest:media-type="image/png"/>
  <manifest:file-entry manifest:full-path="Pictures/10000001000002DA0000028465B54699.png" manifest:media-type="image/png"/>
  <manifest:file-entry manifest:full-path="Pictures/10000001000002DA000002642F9EA7E9.png" manifest:media-type="image/png"/>
  <manifest:file-entry manifest:full-path="Pictures/10000001000002DA000002847C538D0B.png" manifest:media-type="image/png"/>
  <manifest:file-entry manifest:full-path="Pictures/10000001000005E80000053CA15DFA08.png" manifest:media-type="image/png"/>
  <manifest:file-entry manifest:full-path="Pictures/10000001000002DA00000264877FFD4A.png" manifest:media-type="image/png"/>
  <manifest:file-entry manifest:full-path="Pictures/10000001000002DA00000284AEDE746F.png" manifest:media-type="image/png"/>
  <manifest:file-entry manifest:full-path="Pictures/10000001000005E80000053C8DDDF1EE.png" manifest:media-type="image/png"/>
  <manifest:file-entry manifest:full-path="Pictures/10000001000002DA000002843BB6A6E0.png" manifest:media-type="image/png"/>
  <manifest:file-entry manifest:full-path="Pictures/10000001000005E80000053C4BEDD09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fill="solid" draw:fill-color="#ffffcc" draw:textarea-horizontal-align="center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horizontal-align="center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-8%" draw:contrast="-23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fill="solid" draw:fill-color="#729fcf" draw:textarea-horizontal-align="center" draw:textarea-vertical-align="middle" loext:decorative="false"/>
    </style:style>
    <style:style style:name="gr9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6.424cm" fo:min-width="7.731cm" loext:decorative="false"/>
    </style:style>
    <style:style style:name="gr11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none" draw:fill="none" fo:min-height="1.666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308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111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3.154cm" fo:min-width="2.886cm" loext:decorative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587cm" fo:min-width="7.886cm" loext:decorative="false"/>
    </style:style>
    <style:style style:name="gr19" style:family="graphic" style:parent-style-name="standard">
      <style:graphic-properties draw:stroke="none" svg:stroke-color="#000000" draw:fill="none" draw:fill-color="#ffffff" fo:min-height="0.452cm" loext:decorative="false"/>
      <style:paragraph-properties style:writing-mode="lr-tb"/>
    </style:style>
    <style:style style:name="gr20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Helvetica" fo:font-size="14pt" style:font-size-asian="14pt" style:font-size-complex="14pt"/>
    </style:style>
    <style:style style:name="P3" style:family="paragraph">
      <loext:graphic-properties draw:fill="solid" draw:fill-color="#ffff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style:font-name="Consolas" fo:font-size="14pt" style:font-size-asian="14pt" style:font-size-complex="14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solid" draw:fill-color="#ffffcc"/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style:font-name="Helvetica" fo:font-size="11pt" style:font-size-asian="11pt" style:font-size-complex="11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start"/>
      <style:text-properties style:font-name="Arial1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style:font-name="Arial1" fo:font-size="12pt" style:font-size-asian="12pt" style:font-size-complex="12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Helvetica"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01cm" svg:height="0.762cm" svg:x="0.785cm" svg:y="1.976cm">
          <draw:text-box>
            <text:p text:style-name="P1"><text:span text:style-name="T1">Input MRI</text:span></text:p>
          </draw:text-box>
        </draw:frame>
        <draw:connector draw:style-name="gr2" draw:text-style-name="P1" draw:layer="layout" svg:x1="3.779cm" svg:y1="10.471cm" svg:x2="5.122cm" svg:y2="6.663cm" draw:start-shape="id1" draw:start-glue-point="1" draw:end-shape="id2" svg:d="M3779 10471h671v-3808h672" svg:viewBox="0 0 1344 3809">
          <text:p/>
        </draw:connector>
        <draw:rect draw:style-name="gr3" draw:text-style-name="P3" xml:id="id4" draw:id="id4" draw:layer="layout" svg:width="3.211cm" svg:height="2.01cm" svg:x="0.68cm" svg:y="6.262cm">
          <text:p text:style-name="P1"><text:span text:style-name="T2">N4 bias </text:span></text:p>
          <text:p text:style-name="P1"><text:span text:style-name="T2">correction</text:span></text:p>
        </draw:rect>
        <draw:connector draw:style-name="gr4" draw:text-style-name="P4" draw:layer="layout" draw:type="line" svg:x1="2.285cm" svg:y1="5.303cm" svg:x2="2.285cm" svg:y2="6.262cm" draw:start-shape="id3" draw:start-glue-point="2" draw:end-shape="id4" draw:end-glue-point="0" svg:d="M2285 5303v959" svg:viewBox="0 0 1 960">
          <text:p/>
        </draw:connector>
        <draw:connector draw:style-name="gr4" draw:text-style-name="P4" draw:layer="layout" draw:type="line" svg:x1="2.285cm" svg:y1="8.272cm" svg:x2="2.285cm" svg:y2="9.148cm" draw:start-shape="id4" draw:start-glue-point="2" draw:end-shape="id1" draw:end-glue-point="0" svg:d="M2285 8272v876" svg:viewBox="0 0 1 877">
          <text:p/>
        </draw:connector>
        <draw:frame draw:style-name="gr5" draw:text-style-name="P1" xml:id="id3" draw:id="id3" draw:layer="layout" svg:width="2.987cm" svg:height="2.646cm" svg:x="0.792cm" svg:y="2.657cm">
          <draw:image xlink:href="Pictures/10000001000005E80000053C4BEDD096.png" xlink:type="simple" xlink:show="embed" xlink:actuate="onLoad" draw:mime-type="image/png">
            <text:p/>
          </draw:image>
        </draw:frame>
        <draw:frame draw:style-name="gr6" draw:text-style-name="P1" xml:id="id1" draw:id="id1" draw:layer="layout" svg:width="2.987cm" svg:height="2.646cm" svg:x="0.792cm" svg:y="9.148cm">
          <draw:image xlink:href="Pictures/10000001000005E80000053C4BEDD096.png" xlink:type="simple" xlink:show="embed" xlink:actuate="onLoad" draw:mime-type="image/png">
            <text:p/>
          </draw:image>
        </draw:frame>
        <draw:rect draw:style-name="gr3" draw:text-style-name="P3" xml:id="id5" draw:id="id5" draw:layer="layout" svg:width="4.479cm" svg:height="2.01cm" svg:x="25.289cm" svg:y="5.742cm">
          <text:p text:style-name="P1"><text:span text:style-name="T2">KellyKapowski</text:span></text:p>
          <text:p text:style-name="P1"><text:span text:style-name="T2">cortical thickness</text:span></text:p>
        </draw:rect>
        <draw:frame draw:style-name="gr6" draw:text-style-name="P1" xml:id="id6" draw:id="id6" draw:layer="layout" svg:width="4.102cm" svg:height="3.637cm" svg:x="25.491cm" svg:y="8.737cm">
          <draw:image xlink:href="Pictures/10000001000005E80000053C8DDDF1EE.png" xlink:type="simple" xlink:show="embed" xlink:actuate="onLoad" draw:mime-type="image/png">
            <text:p/>
          </draw:image>
        </draw:frame>
        <draw:frame draw:style-name="gr6" draw:text-style-name="P1" xml:id="id8" draw:id="id8" draw:layer="layout" svg:width="4.269cm" svg:height="3.783cm" svg:x="25.385cm" svg:y="0.874cm">
          <draw:image xlink:href="Pictures/10000001000005E80000053CA15DFA08.png" xlink:type="simple" xlink:show="embed" xlink:actuate="onLoad" draw:mime-type="image/png">
            <text:p/>
          </draw:image>
        </draw:frame>
        <draw:connector draw:style-name="gr7" draw:text-style-name="P1" draw:layer="layout" draw:type="line" svg:x1="27.528cm" svg:y1="7.752cm" svg:x2="27.542cm" svg:y2="8.737cm" draw:start-shape="id5" draw:start-glue-point="2" draw:end-shape="id6" draw:end-glue-point="0" svg:d="M27528 7752l14 985" svg:viewBox="0 0 15 986">
          <text:p/>
        </draw:connector>
        <draw:rect draw:style-name="gr8" draw:text-style-name="P5" xml:id="id2" draw:id="id2" draw:layer="layout" svg:width="8.856cm" svg:height="11.951cm" svg:x="5.122cm" svg:y="0.688cm">
          <text:p/>
        </draw:rect>
        <draw:frame draw:style-name="gr9" draw:text-style-name="P4" draw:layer="layout" svg:width="7.892cm" svg:height="0.806cm" svg:x="5.562cm" svg:y="0.777cm">
          <draw:text-box>
            <text:p text:style-name="P1"><text:span text:style-name="T2">Brain extraction</text:span></text:p>
          </draw:text-box>
        </draw:frame>
        <draw:custom-shape draw:style-name="gr10" draw:text-style-name="P6" draw:layer="layout" svg:width="8.231cm" svg:height="6.674cm" svg:x="5.455cm" svg:y="1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5.053cm" svg:height="1.115cm" svg:x="5.442cm" svg:y="5.097cm">
          <draw:text-box>
            <text:p text:style-name="P7"><text:span text:style-name="T3">CAMRI template</text:span></text:p>
          </draw:text-box>
        </draw:frame>
        <draw:frame draw:style-name="gr6" draw:text-style-name="P1" draw:layer="layout" svg:width="2.54cm" svg:height="2.083cm" svg:x="5.656cm" svg:y="5.924cm">
          <draw:image xlink:href="Pictures/10000001000002DA000002642F9EA7E9.png" xlink:type="simple" xlink:show="embed" xlink:actuate="onLoad" draw:mime-type="image/png">
            <text:p/>
          </draw:image>
        </draw:frame>
        <draw:frame draw:style-name="gr6" draw:text-style-name="P1" draw:layer="layout" svg:width="2.54cm" svg:height="2.083cm" svg:x="8.323cm" svg:y="5.924cm">
          <draw:image xlink:href="Pictures/10000001000002DA00000264877FFD4A.png" xlink:type="simple" xlink:show="embed" xlink:actuate="onLoad" draw:mime-type="image/png">
            <text:p/>
          </draw:image>
        </draw:frame>
        <draw:frame draw:style-name="gr6" draw:text-style-name="P1" draw:layer="layout" svg:width="2.54cm" svg:height="2.083cm" svg:x="10.989cm" svg:y="5.924cm">
          <draw:image xlink:href="Pictures/10000001000002DA00000264EA8A55A1.png" xlink:type="simple" xlink:show="embed" xlink:actuate="onLoad" draw:mime-type="image/png">
            <text:p/>
          </draw:image>
        </draw:frame>
        <draw:g draw:style-name="gr12" xml:id="id7" draw:id="id7">
          <draw:rect draw:style-name="gr3" draw:text-style-name="P9" draw:layer="layout" svg:width="7.976cm" svg:height="2.01cm" svg:x="5.576cm" svg:y="10.315cm">
            <text:p text:style-name="P7"><text:span text:style-name="T2"/></text:p>
          </draw:rect>
          <draw:frame draw:style-name="gr6" draw:text-style-name="P1" draw:layer="layout" svg:width="3.546cm" svg:height="1.467cm" svg:x="9.651cm" svg:y="10.586cm">
            <draw:image xlink:href="Pictures/10000001000009C100000356AA7091FD.png" xlink:type="simple" xlink:show="embed" xlink:actuate="onLoad" draw:mime-type="image/png">
              <text:p/>
            </draw:image>
          </draw:frame>
          <draw:frame draw:style-name="gr13" draw:text-style-name="P8" draw:layer="layout" svg:width="4.055cm" svg:height="1.916cm" svg:x="5.66cm" svg:y="10.337cm">
            <draw:text-box>
              <text:p text:style-name="P7"><text:span text:style-name="T2">Data augmentation/</text:span></text:p>
              <text:p text:style-name="P7"><text:span text:style-name="T2">network training</text:span></text:p>
            </draw:text-box>
          </draw:frame>
        </draw:g>
        <draw:connector draw:style-name="gr4" draw:text-style-name="P4" draw:layer="layout" draw:type="line" svg:x1="9.564cm" svg:y1="8.391cm" svg:x2="9.564cm" svg:y2="10.315cm" draw:end-shape="id7" draw:end-glue-point="0" svg:d="M9564 8391v1924" svg:viewBox="0 0 1 1925">
          <text:p/>
        </draw:connector>
        <draw:rect draw:style-name="gr8" draw:text-style-name="P5" xml:id="id13" draw:id="id13" draw:layer="layout" svg:width="8.763cm" svg:height="11.963cm" svg:x="14.901cm" svg:y="0.686cm">
          <text:p/>
        </draw:rect>
        <draw:frame draw:style-name="gr14" draw:text-style-name="P4" draw:layer="layout" svg:width="7.892cm" svg:height="0.806cm" svg:x="15.341cm" svg:y="0.847cm">
          <draw:text-box>
            <text:p text:style-name="P1"><text:span text:style-name="T2">Brain parcellation</text:span></text:p>
          </draw:text-box>
        </draw:frame>
        <draw:g draw:style-name="gr12" xml:id="id12" draw:id="id12">
          <draw:rect draw:style-name="gr3" draw:text-style-name="P9" draw:layer="layout" svg:width="7.976cm" svg:height="2.01cm" svg:x="15.289cm" svg:y="10.285cm">
            <text:p/>
          </draw:rect>
          <draw:frame draw:style-name="gr6" draw:text-style-name="P1" draw:layer="layout" svg:width="3.546cm" svg:height="1.467cm" svg:x="19.364cm" svg:y="10.556cm">
            <draw:image xlink:href="Pictures/10000001000009C100000356AA7091FD.png" xlink:type="simple" xlink:show="embed" xlink:actuate="onLoad" draw:mime-type="image/png">
              <text:p/>
            </draw:image>
          </draw:frame>
          <draw:frame draw:style-name="gr15" draw:text-style-name="P8" draw:layer="layout" svg:width="4.055cm" svg:height="1.916cm" svg:x="15.373cm" svg:y="10.307cm">
            <draw:text-box>
              <text:p text:style-name="P7"><text:span text:style-name="T2">Data augmentation/</text:span></text:p>
              <text:p text:style-name="P7"><text:span text:style-name="T2">network training</text:span></text:p>
            </draw:text-box>
          </draw:frame>
        </draw:g>
        <draw:connector draw:style-name="gr4" draw:text-style-name="P4" draw:layer="layout" draw:type="line" svg:x1="27.519cm" svg:y1="4.657cm" svg:x2="27.528cm" svg:y2="5.742cm" draw:start-shape="id8" draw:start-glue-point="2" draw:end-shape="id5" draw:end-glue-point="0" svg:d="M27519 4657l9 1085" svg:viewBox="0 0 10 1086">
          <text:p/>
        </draw:connector>
        <draw:connector draw:style-name="gr4" draw:text-style-name="P4" draw:layer="layout" draw:type="line" svg:x1="13.978cm" svg:y1="7.127cm" svg:x2="14.901cm" svg:y2="7.097cm" svg:d="M13978 7127l923-30" svg:viewBox="0 0 924 31">
          <text:p/>
        </draw:connector>
        <draw:g draw:style-name="gr16">
          <draw:custom-shape draw:style-name="gr17" draw:text-style-name="P6" xml:id="id9" draw:id="id9" draw:layer="layout" svg:width="3.386cm" svg:height="3.404cm" svg:x="15.234cm" svg:y="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2.931cm" svg:height="2.55cm" svg:x="15.472cm" svg:y="1.872cm">
            <draw:image xlink:href="Pictures/10000001000002DA00000264FA820006.png" xlink:type="simple" xlink:show="embed" xlink:actuate="onLoad" draw:mime-type="image/png">
              <text:p/>
            </draw:image>
          </draw:frame>
          <draw:frame draw:style-name="gr1" draw:text-style-name="P11" draw:layer="layout" svg:width="3.001cm" svg:height="0.762cm" svg:x="15.417cm" svg:y="4.456cm">
            <draw:text-box>
              <text:p text:style-name="P10"><text:span text:style-name="T4">AllenCCFv3</text:span></text:p>
            </draw:text-box>
          </draw:frame>
        </draw:g>
        <draw:rect draw:style-name="gr3" draw:text-style-name="P13" xml:id="id10" draw:id="id10" draw:layer="layout" svg:width="4.045cm" svg:height="2.927cm" svg:x="19.309cm" svg:y="2.003cm">
          <text:p text:style-name="P12"><text:span text:style-name="T5">Ontological</text:span></text:p>
          <text:p text:style-name="P12"><text:span text:style-name="T5"><text:s/></text:span><text:span text:style-name="T5">simplification and</text:span></text:p>
          <text:p text:style-name="P12"><text:span text:style-name="T5">warping to</text:span></text:p>
          <text:p text:style-name="P12"><text:span text:style-name="T5">DevCCF</text:span></text:p>
        </draw:rect>
        <draw:connector draw:style-name="gr4" draw:text-style-name="P4" draw:layer="layout" draw:type="line" svg:x1="18.62cm" svg:y1="3.416cm" svg:x2="19.309cm" svg:y2="3.466cm" draw:start-shape="id9" draw:start-glue-point="1" draw:end-shape="id10" draw:end-glue-point="3" svg:d="M18620 3416l689 50" svg:viewBox="0 0 690 51">
          <text:p/>
        </draw:connector>
        <draw:g draw:style-name="gr16" xml:id="id11" draw:id="id11">
          <draw:custom-shape draw:style-name="gr18" draw:text-style-name="P6" draw:layer="layout" svg:width="8.386cm" svg:height="3.837cm" svg:x="15.084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3.15cm" svg:height="2.743cm" svg:x="19.463cm" svg:y="6.787cm">
            <draw:image xlink:href="Pictures/10000001000002DA0000028465B54699.png" xlink:type="simple" xlink:show="embed" xlink:actuate="onLoad" draw:mime-type="image/png">
              <text:p/>
            </draw:image>
          </draw:frame>
          <draw:frame draw:style-name="gr19" draw:text-style-name="P15" draw:layer="layout" svg:width="7.135cm" svg:height="0.725cm" svg:x="15.16cm" svg:y="5.935cm">
            <draw:text-box>
              <text:p text:style-name="P14"><text:span text:style-name="T6">DevCCF T2-w with labels</text:span></text:p>
            </draw:text-box>
          </draw:frame>
          <draw:frame draw:style-name="gr6" draw:text-style-name="P1" draw:layer="layout" svg:width="3.148cm" svg:height="2.739cm" svg:x="16.025cm" svg:y="6.786cm">
            <draw:image xlink:href="Pictures/10000001000002DA000002843BB6A6E0.png" xlink:type="simple" xlink:show="embed" xlink:actuate="onLoad" draw:mime-type="image/png">
              <text:p/>
            </draw:image>
          </draw:frame>
        </draw:g>
        <draw:connector draw:style-name="gr4" draw:text-style-name="P4" draw:layer="layout" draw:type="line" svg:x1="19.277cm" svg:y1="9.772cm" svg:x2="19.277cm" svg:y2="10.285cm" draw:start-shape="id11" draw:start-glue-point="2" draw:end-shape="id12" draw:end-glue-point="0" svg:d="M19277 9772v513" svg:viewBox="0 0 1 514">
          <text:p/>
        </draw:connector>
        <draw:connector draw:style-name="gr20" draw:text-style-name="P4" draw:layer="layout" draw:line-skew="-0.257cm" svg:x1="21.331cm" svg:y1="4.93cm" svg:x2="19.277cm" svg:y2="5.935cm" draw:start-shape="id10" draw:start-glue-point="2" draw:end-shape="id11" svg:d="M21331 4930v245h-2054v760" svg:viewBox="0 0 2055 1006">
          <text:p/>
        </draw:connector>
        <draw:connector draw:style-name="gr20" draw:text-style-name="P4" draw:layer="layout" svg:x1="23.664cm" svg:y1="6.667cm" svg:x2="25.385cm" svg:y2="2.765cm" draw:start-shape="id13" draw:start-glue-point="1" draw:end-shape="id8" draw:end-glue-point="3" svg:d="M23664 6667h861v-3902h860" svg:viewBox="0 0 1722 3903">
          <text:p/>
        </draw:connector>
        <draw:frame draw:style-name="gr21" draw:text-style-name="P1" draw:layer="layout" svg:width="2.54cm" svg:height="2.159cm" svg:x="5.638cm" svg:y="2.565cm">
          <draw:image xlink:href="Pictures/10000001000002DA00000284F105A1D7.png" xlink:type="simple" xlink:show="embed" xlink:actuate="onLoad" draw:mime-type="image/png">
            <text:p text:style-name="P1"/>
          </draw:image>
        </draw:frame>
        <draw:frame draw:style-name="gr6" draw:text-style-name="P1" draw:layer="layout" svg:width="2.54cm" svg:height="2.159cm" svg:x="8.32cm" svg:y="2.565cm">
          <draw:image xlink:href="Pictures/10000001000002DA000002847C538D0B.png" xlink:type="simple" xlink:show="embed" xlink:actuate="onLoad" draw:mime-type="image/png">
            <text:p/>
          </draw:image>
        </draw:frame>
        <draw:frame draw:style-name="gr6" draw:text-style-name="P1" draw:layer="layout" svg:width="2.54cm" svg:height="2.159cm" svg:x="11.002cm" svg:y="2.565cm">
          <draw:image xlink:href="Pictures/10000001000002DA00000284AEDE746F.png" xlink:type="simple" xlink:show="embed" xlink:actuate="onLoad" draw:mime-type="image/png">
            <text:p/>
          </draw:image>
        </draw:frame>
        <draw:frame draw:style-name="gr11" draw:text-style-name="P8" draw:layer="layout" svg:width="5.053cm" svg:height="1.115cm" svg:x="5.442cm" svg:y="1.763cm">
          <draw:text-box>
            <text:p text:style-name="P7"><text:span text:style-name="T3">B-spline HR templ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-45_20_Degrees_20_Triple" draw:display-name="Red -45 Degrees Triple" draw:style="triple" draw:color="#ff0000" draw:distance="0.305cm" draw:rotation="1350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0.48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Tustison</meta:initial-creator>
    <meta:creation-date>2012-03-23T15:50:10</meta:creation-date>
    <dc:date>2024-03-09T17:15:20.548584411</dc:date>
    <meta:editing-duration>P1DT11H26M21S</meta:editing-duration>
    <meta:editing-cycles>52</meta:editing-cycles>
    <meta:generator>LibreOffice/7.6.4.1$MacOSX_X86_64 LibreOffice_project/e19e193f88cd6c0525a17fb7a176ed8e6a3e2aa1</meta:generator>
    <meta:print-date>2024-03-09T17:16:01.069515643</meta:print-date>
    <meta:printed-by>PDF files</meta:printed-by>
    <meta:document-statistic meta:object-count="49"/>
  </office:meta>
</office:document-meta>
</file>